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E0B0000101E29208FDE.svm"/>
  <manifest:file-entry manifest:media-type="" manifest:full-path="Pictures/20000007000011F300000FA15300AF1B.svm"/>
  <manifest:file-entry manifest:media-type="" manifest:full-path="Pictures/2000000700002F3F000007936DF15836.svm"/>
  <manifest:file-entry manifest:media-type="" manifest:full-path="Pictures/2000000700000F0500000CB3407253A5.svm"/>
  <manifest:file-entry manifest:media-type="" manifest:full-path="Pictures/2000000700000B1D00000ABF36F8499C.svm"/>
  <manifest:file-entry manifest:media-type="" manifest:full-path="Pictures/2000000700000A2300000967DC8C8FE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3.071cm" style:rel-column-width="11832*"/>
    </style:style>
    <style:style style:name="Таблица7.B" style:family="table-column">
      <style:table-column-properties style:column-width="3.732cm" style:rel-column-width="14380*"/>
    </style:style>
    <style:style style:name="Таблица7.C" style:family="table-column">
      <style:table-column-properties style:column-width="10.206cm" style:rel-column-width="3932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2.291cm" style:rel-column-width="8828*"/>
    </style:style>
    <style:style style:name="Таблица3.B" style:family="table-column">
      <style:table-column-properties style:column-width="14.718cm" style:rel-column-width="56707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N1" style:family="table-cell">
      <style:table-cell-properties fo:padding="0.097cm" fo:border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.062cm" style:rel-column-width="4095*"/>
    </style:style>
    <style:style style:name="Таблица6.P" style:family="table-column">
      <style:table-column-properties style:column-width="1.065cm" style:rel-column-width="411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N1" style:family="table-cell">
      <style:table-cell-properties fo:padding="0.097cm" fo:border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3.496cm" style:rel-column-width="13469*"/>
    </style:style>
    <style:style style:name="Таблица8.B" style:family="table-column">
      <style:table-column-properties style:column-width="13.513cm" style:rel-column-width="52066*"/>
    </style:style>
    <style:style style:name="Таблица8.A1" style:family="table-cell">
      <style:table-cell-properties fo:padding="0.097cm" fo:border="none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3.473cm" style:rel-column-width="13381*"/>
    </style:style>
    <style:style style:name="Таблица1.B" style:family="table-column">
      <style:table-column-properties style:column-width="13.536cm" style:rel-column-width="52154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 style:may-break-between-rows="false"/>
    </style:style>
    <style:style style:name="Таблица2.A" style:family="table-column">
      <style:table-column-properties style:column-width="1.205cm" style:rel-column-width="4641*"/>
    </style:style>
    <style:style style:name="Таблица2.B" style:family="table-column">
      <style:table-column-properties style:column-width="1.323cm" style:rel-column-width="5097*"/>
    </style:style>
    <style:style style:name="Таблица2.C" style:family="table-column">
      <style:table-column-properties style:column-width="3.448cm" style:rel-column-width="13286*"/>
    </style:style>
    <style:style style:name="Таблица2.D" style:family="table-column">
      <style:table-column-properties style:column-width="3.521cm" style:rel-column-width="13565*"/>
    </style:style>
    <style:style style:name="Таблица2.E" style:family="table-column">
      <style:table-column-properties style:column-width="3.614cm" style:rel-column-width="13925*"/>
    </style:style>
    <style:style style:name="Таблица2.F" style:family="table-column">
      <style:table-column-properties style:column-width="3.898cm" style:rel-column-width="1502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2.693cm" style:rel-column-width="10377*"/>
    </style:style>
    <style:style style:name="Таблица5.B" style:family="table-column">
      <style:table-column-properties style:column-width="4.039cm" style:rel-column-width="15563*"/>
    </style:style>
    <style:style style:name="Таблица5.C" style:family="table-column">
      <style:table-column-properties style:column-width="10.276cm" style:rel-column-width="3959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  <style:text-properties fo:language="en" fo:country="US"/>
    </style:style>
    <style:style style:name="P13" style:family="paragraph" style:parent-style-name="Table_20_Contents">
      <style:text-properties fo:font-size="10pt" fo:language="en" fo:country="US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3">
      <style:text-properties fo:language="ru" fo:country="RU"/>
    </style:style>
    <style:style style:name="P24" style:family="paragraph" style:parent-style-name="Standard" style:list-style-name="L4">
      <style:text-properties fo:language="ru" fo:country="RU"/>
    </style:style>
    <style:style style:name="P25" style:family="paragraph" style:parent-style-name="Standard" style:list-style-name="L6">
      <style:text-properties fo:language="ru" fo:country="RU"/>
    </style:style>
    <style:style style:name="P26" style:family="paragraph" style:parent-style-name="Standard" style:list-style-name="L7">
      <style:text-properties fo:language="ru" fo:country="RU"/>
    </style:style>
    <style:style style:name="P27" style:family="paragraph" style:parent-style-name="Standard" style:list-style-name="L8">
      <style:text-properties fo:language="ru" fo:country="RU"/>
    </style:style>
    <style:style style:name="P28" style:family="paragraph" style:parent-style-name="Standard" style:list-style-name="L5"/>
    <style:style style:name="P29" style:family="paragraph" style:parent-style-name="Standard" style:list-style-name="L6">
      <style:text-properties fo:language="en" fo:country="US"/>
    </style:style>
    <style:style style:name="P30" style:family="paragraph" style:parent-style-name="Standard" style:list-style-name="L7"/>
    <style:style style:name="P31" style:family="paragraph" style:parent-style-name="Standard" style:list-style-name="L8"/>
    <style:style style:name="P32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fo:language="ru" fo:country="RU"/>
    </style:style>
    <style:style style:name="P35" style:family="paragraph" style:parent-style-name="Text_20_body" style:list-style-name="L9">
      <style:text-properties fo:language="ru" fo:country="RU"/>
    </style:style>
    <style:style style:name="P36" style:family="paragraph" style:parent-style-name="Text_20_body" style:list-style-name="L10">
      <style:text-properties fo:language="ru" fo:country="RU"/>
    </style:style>
    <style:style style:name="P37" style:family="paragraph" style:parent-style-name="Text_20_body" style:list-style-name="L11">
      <style:text-properties fo:language="ru" fo:country="RU"/>
    </style:style>
    <style:style style:name="P38" style:family="paragraph" style:parent-style-name="Text_20_body" style:list-style-name="L12">
      <style:text-properties fo:language="ru" fo:country="RU"/>
    </style:style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>
      <style:text-properties style:font-name="Arial" fo:font-size="10pt" fo:language="en" fo:country="US" style:font-size-asian="10pt" style:font-size-complex="10pt"/>
    </style:style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>
      <style:text-properties fo:language="en" fo:country="US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fo:language="ru" fo:country="RU"/>
    </style:style>
    <style:style style:name="P48" style:family="paragraph" style:parent-style-name="Heading_20_2">
      <style:text-properties fo:language="ru" fo:country="RU"/>
    </style:style>
    <style:style style:name="P49" style:family="paragraph" style:parent-style-name="Heading_20_2">
      <style:text-properties fo:language="en" fo:country="US"/>
    </style:style>
    <style:style style:name="P50" style:family="paragraph" style:parent-style-name="Table_20_Contents">
      <style:text-properties fo:language="ru" fo:country="RU"/>
    </style:style>
    <style:style style:name="P51" style:family="paragraph" style:parent-style-name="Table_20_Contents" style:list-style-name="L14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Symbol,Bold" style:font-name-asian="Symbol,Bold" style:font-name-complex="Symbol,Bold"/>
    </style:style>
    <style:style style:name="T6" style:family="text">
      <style:text-properties style:font-name="TimesNewRoman,Bold" style:font-name-asian="TimesNewRoman,Bold" style:font-name-complex="TimesNewRoman,Bold"/>
    </style:style>
    <style:style style:name="T7" style:family="text">
      <style:text-properties style:font-name="Times New Roman1" style:font-name-asian="Times New Roman1" style:font-name-complex="Times New Roman1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2">
        <draw:text-box fo:min-height="1.82cm">
          <text:p text:style-name="P1"><text:span text:style-name="T1">(версия от </text:span><text:span text:style-name="T1"><text:date style:data-style-name="N36" text:date-value="2010-01-24T18:39:47.41">24.01.2010</text:date></text:span><text:span text:style-name="T1">)</text:span></text:p>
          <text:p text:style-name="P2">www.nedopc.com</text:p>
        </draw:text-box>
      </draw:frame>
      <text:p text:style-name="P32">Сборка и настройка <text:span text:style-name="T2">ZX Evolution</text:span></text:p>
      <text:p text:style-name="P10">(ZX Evolution revision B)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"><text:s/>1 Введение<text:tab/>2</text:p>
          <text:p text:style-name="P20"><text:s/>2 Порядок сборки<text:tab/>3</text:p>
          <text:p text:style-name="P20"><text:s/>3 Настройка<text:tab/>5</text:p>
          <text:p text:style-name="P19"><text:s/>3.1 Прошивка бутлоадера в ATMEGA128<text:tab/>5</text:p>
          <text:p text:style-name="P19"><text:s/>3.2 Прошивка рабочей конфигурации<text:tab/>6</text:p>
          <text:p text:style-name="P19"><text:s/>3.3 Прошивка ROM в M29F040<text:tab/>6</text:p>
          <text:p text:style-name="P20"><text:s/>4 Приложение 1. Маркировка деталей<text:tab/>7</text:p>
          <text:p text:style-name="P19"><text:s/>4.1 SMD резисторы<text:tab/>7</text:p>
          <text:p text:style-name="P19"><text:s/>4.2 SMD конденсаторы<text:tab/>7</text:p>
          <text:p text:style-name="P19"><text:s/>4.3 Танталовые SMD конденсаторы<text:tab/>7</text:p>
          <text:p text:style-name="P19"><text:s/>4.4 Выводные конденсаторы<text:tab/>7</text:p>
          <text:p text:style-name="P19"><text:s/>4.5 Диоды<text:tab/>8</text:p>
          <text:p text:style-name="P19"><text:s/>4.6 Транзисторы<text:tab/>8</text:p>
          <text:p text:style-name="P19"><text:s/>4.7 Стабилизаторы<text:tab/>8</text:p>
          <text:p text:style-name="P20"><text:s/>5 Приложение 2. Состав деталей<text:tab/>10</text:p>
        </text:index-body>
      </text:table-of-content>
      <text:p text:style-name="P8"/>
      <text:h text:style-name="P47" text:outline-level="1">Введение</text:h>
      <text:p text:style-name="P8">Для сборки компьютера <text:span text:style-name="T2">ZX Evolution </text:span>необходимы навыки пайки <text:span text:style-name="T2">SMD </text:span>компонентов и микросхем в корпусе <text:span text:style-name="T2">QFP.</text:span></text:p>
      <text:p text:style-name="P8">Для загрузки бутлоадера в микроконтроллер <text:span text:style-name="T2">ATMEGA </text:span>достаточно иметь программатор <text:span text:style-name="T2">Altera <text:s text:c="2"/>ByteBlaterMV </text:span>или подобный.</text:p>
      <text:p text:style-name="P8">Компьютер <text:span text:style-name="T2">ZX Evolution </text:span>построен на основе программируемой матрицы <text:span text:style-name="T2">ALTERA ACEX </text:span>и поэтому его схема зависит от загруженной в матрицу конфигурации. <text:span text:style-name="T2">NedoPC </text:span>поставляет свою конфигурацию, описание которой не входит в рамки документа (см. соответствующий документ). </text:p>
      <text:p text:style-name="P8">Перед сборкой необходимо распечатать монтажную схему. На ней отмечены все номиналы используемых элементов.</text:p>
      <text:p text:style-name="P8">Рекомендуется прочитать это описание полностью до начала сборки, чтобы уяснить некоторые непонятные моменты и представлять как и в каком порядке осуществлять сборку.</text:p>
      <text:p text:style-name="P8">Несколько обычных советов, собирающим компьютер самостоятельно:</text:p>
      <text:list xml:id="list37704513" text:style-name="L1">
        <text:list-item>
          <text:p text:style-name="P34">Пожалуйста соблюдайте порядок сборки, некоторые элементы сложно установить если порядок сборки нарушен;</text:p>
        </text:list-item>
        <text:list-item>
          <text:p text:style-name="P34">Не спешите и старайтесь сверять с монтажной схемой каждую устанавливаемую деталь. Выпаивать деталь припаянную неверно гораздо сложнее, чем лишний раз сверить соответствие с монтажной схемой;</text:p>
        </text:list-item>
        <text:list-item>
          <text:p text:style-name="P34">Соблюдайте полярность элементов, элементы установленные неправильно в большинстве случаев могут привести не только к сбою самого элемента, но и выгоранию других элементов;</text:p>
        </text:list-item>
        <text:list-item>
          <text:p text:style-name="P34">Помните, что аккуратная сборка гарантирует быстрый запуск и наладку компьютера;</text:p>
        </text:list-item>
        <text:list-item>
          <text:p text:style-name="P33"><text:span text:style-name="T1">Не смешивайте разные элементы в кучу, некоторые элементы не имеют маркировки (например, </text:span><text:span text:style-name="T2">SMD </text:span><text:span text:style-name="T1">конденсаторы) и найти нужный будет проблематично;</text:span></text:p>
        </text:list-item>
        <text:list-item>
          <text:p text:style-name="P34">Если есть возможность проверить элементы, проверьте их до установки (например процессор, звуковой сопроцессор или микросхему-контроллер дисковода).</text:p>
        </text:list-item>
      </text:list>
      <text:p text:style-name="P8">В приложениях к описанию приведены примеры маркировки деталей и описан состав деталей поставляемых в комплекте, пожалуйста ознакомитесь с этими пунктами до сборки.</text:p>
      <text:h text:style-name="P46" text:outline-level="1">Порядок сборки</text:h>
      <text:list xml:id="list37682395" text:style-name="L2">
        <text:list-item>
          <text:p text:style-name="P21">Пайка <text:span text:style-name="T2">SMD </text:span><text:span text:style-name="T1">резисторов и конденсаторов. При пайке танталовых конденсаторов следует обращать </text:span><text:span text:style-name="T2"><text:s/></text:span><text:span text:style-name="T1">внимание на полярность (плюсовой вывод танталовых конденсаторов отмечен чертой или скосом корпуса).<text:line-break/></text:span><text:span text:style-name="T4">ЗАМЕЧАНИЯ:</text:span></text:p>
        </text:list-item>
      </text:list>
      <text:list xml:id="list37692095" text:style-name="L3">
        <text:list-item>
          <text:list>
            <text:list-item>
              <text:p text:style-name="P22"><text:span text:style-name="T1">При использовании в качестве </text:span><text:span text:style-name="T2">D18 </text:span><text:span text:style-name="T1">микросхемы </text:span><text:span text:style-name="T2">CXA1645 </text:span><text:span text:style-name="T1">не нужно припаивать резистор </text:span><text:span text:style-name="T2">R155. </text:span><text:span text:style-name="T1">Соответственно при использовании </text:span><text:span text:style-name="T2">CXA2075 </text:span><text:span text:style-name="T1">не нужно припаивать элементы </text:span><text:span text:style-name="T2">C</text:span><text:span text:style-name="T1">54, </text:span><text:span text:style-name="T2">C61, C68, R147, R154;</text:span></text:p>
            </text:list-item>
            <text:list-item>
              <text:p text:style-name="P23">В комплекте для самостоятельной сборки резистор <text:span text:style-name="T2">R155 </text:span>идет номиналом 2.7<text:span text:style-name="T2">K (</text:span>вместо указанного на схеме 2.61<text:span text:style-name="T2">K);</text:span></text:p>
            </text:list-item>
            <text:list-item>
              <text:p text:style-name="P23">Конденсаторы С51-С53 можно устанавливать обычные (не танталовые);</text:p>
            </text:list-item>
            <text:list-item>
              <text:p text:style-name="P23">При использовании реальных дисководов можно не припаивать все подтягивающие резисторы (<text:span text:style-name="T2">R5-R8, R14, R57, R68-R75</text:span>), достаточно припаять следующие резисторы: <text:span text:style-name="T2">R69, R72, R73, R74;</text:span></text:p>
            </text:list-item>
          </text:list>
        </text:list-item>
      </text:list>
      <text:list xml:id="list38501079" text:continue-list="list37682395" text:style-name="L2">
        <text:list-item>
          <text:p text:style-name="P21"><text:span text:style-name="T1">Напайка микросхем в </text:span><text:span text:style-name="T2">QFP <text:s/></text:span><text:span text:style-name="T1">корпусах (</text:span><text:span text:style-name="T2">D2 </text:span><text:span text:style-name="T1">и </text:span><text:span text:style-name="T2">D</text:span><text:span text:style-name="T1">4).<text:line-break/></text:span><text:span text:style-name="T4">ЗАМЕЧАНИЯ:</text:span></text:p>
        </text:list-item>
      </text:list>
      <text:list xml:id="list37690221" text:style-name="L4">
        <text:list-item>
          <text:list>
            <text:list-item>
              <text:p text:style-name="P24">Обязательно устанавливать корпус согласно ключу, отмечающему первый вывод микросхемы;</text:p>
            </text:list-item>
            <text:list-item>
              <text:p text:style-name="P24">Зафиксируйте микросхему так, чтобы выводы попадали точно на контактные площадки и проведите аккуратно пайку (описания метода пайки не входит в рамки документа, автор использует метод волны — т.е. сперва покрывает контакты обильно флюсом и потом проводит паяльником, сразу припаивая одну сторону микросхемы);</text:p>
            </text:list-item>
            <text:list-item>
              <text:p text:style-name="P24">В случае, если не удалось припаять микросхему аккуратно, снимать припой нужно повторно, смочив контакты микросхемы флюсом и проводя аккуратно очищенным паяльником. Не пытайтесь снимать припой механическим путем с помощью иголок или других приспособлений, так можно погнуть выводы микросхемы.</text:p>
            </text:list-item>
          </text:list>
        </text:list-item>
      </text:list>
      <text:list xml:id="list38526372" text:continue-list="list38501079" text:style-name="L2">
        <text:list-item>
          <text:p text:style-name="P21"><text:span text:style-name="T1">Пайка микросхем в </text:span><text:span text:style-name="T2">SOIC </text:span><text:span text:style-name="T1">и </text:span><text:span text:style-name="T2">SOJ (RAM1, RAM2) </text:span><text:span text:style-name="T1">корпусах.</text:span></text:p>
        </text:list-item>
        <text:list-item>
          <text:p text:style-name="P21"><text:span text:style-name="T1">Пайка выводных элементов и </text:span><text:span text:style-name="T2">SMD </text:span><text:span text:style-name="T1">компонентов, имеющих большой размер </text:span><text:span text:style-name="T2">(</text:span><text:span text:style-name="T1">диоды, конденсаторы, дроссели, кварцы).<text:line-break/></text:span><text:span text:style-name="T4">ЗАМЕЧАНИЯ:</text:span></text:p>
        </text:list-item>
      </text:list>
      <text:list xml:id="list37698307" text:style-name="L5">
        <text:list-item>
          <text:list>
            <text:list-item>
              <text:p text:style-name="P28"><text:span text:style-name="T1">При использовании стандартных АТ или АТХ корпусов, рекомендуется не впаивать светодиоды </text:span><text:span text:style-name="T2">(LED1, LED2)</text:span><text:span text:style-name="T1">, а паять вместо них штыревой разъем (для </text:span><text:span text:style-name="T2"><text:s/></text:span><text:span text:style-name="T1">подсоединения и использования штатных светодиодов на передней панели корпуса).</text:span></text:p>
            </text:list-item>
          </text:list>
        </text:list-item>
      </text:list>
      <text:list xml:id="list38501795" text:continue-list="list38526372" text:style-name="L2">
        <text:list-item>
          <text:p text:style-name="P21"><text:span text:style-name="T1">Пайка </text:span><text:span text:style-name="T2">DIP </text:span><text:span text:style-name="T1">и </text:span><text:span text:style-name="T2">PLCC </text:span><text:span text:style-name="T1">микросхем.<text:line-break/></text:span><text:span text:style-name="T4">ЗАМЕЧАНИЯ:</text:span></text:p>
        </text:list-item>
      </text:list>
      <text:list xml:id="list37692750" text:style-name="L6">
        <text:list-item>
          <text:list>
            <text:list-item>
              <text:p text:style-name="P25">Устанавливать микросхемы/панельки обязательно согласно ключу.</text:p>
            </text:list-item>
            <text:list-item>
              <text:p text:style-name="P29">D1, D5, D8 <text:span text:style-name="T1">желательно устанавливать на панельки. Причем, для </text:span>D5 (<text:span text:style-name="T1">КР1818ВГ93) не рекомендуется использовать цанговую панель, так как у микросхем советского производства шаг 2.5мм, а не один дюйм (2.54мм) как у панелек.</text:span></text:p>
            </text:list-item>
            <text:list-item>
              <text:p text:style-name="P25">При пайке надо учитывать, что маска может не закрывать окружающее вывод пространство. Поэтому во избежание короткого замыкания нужно паяльник отрывать вверх от припаиваемого контакта (тоже касается пайки всех выводных элементов).</text:p>
            </text:list-item>
          </text:list>
        </text:list-item>
      </text:list>
      <text:list xml:id="list38505320" text:continue-list="list38501795" text:style-name="L2">
        <text:list-item>
          <text:p text:style-name="P21"><text:span text:style-name="T1">Пайка <text:s/>штыревых разъемов.<text:line-break/></text:span><text:soft-page-break/><text:span text:style-name="T4">ЗАМЕЧАНИЯ:</text:span></text:p>
        </text:list-item>
      </text:list>
      <text:list xml:id="list37689719" text:style-name="L7">
        <text:list-item>
          <text:list>
            <text:list-item>
              <text:p text:style-name="P30"><text:span text:style-name="T1">Если вы не являетесь разработчиком конфигураций, то скорей всего, из разъемов под джамперы (на монтажной схеме помечены символом </text:span><text:span text:style-name="T2">J</text:span><text:span text:style-name="T1">) вам может пригодиться только </text:span><text:span text:style-name="T2">J1, J6, J8, J9. </text:span><text:span text:style-name="T1">Их и стоит припаять, остальные не припаивать.</text:span></text:p>
            </text:list-item>
            <text:list-item>
              <text:p text:style-name="P26">Также если вы не являетесь разработчиком конфигураций, то скорей всего вам не пригодятся разъемы <text:span text:style-name="T2">X4, X14 —</text:span> их можно не впаивать<text:span text:style-name="T2">.</text:span></text:p>
            </text:list-item>
          </text:list>
        </text:list-item>
      </text:list>
      <text:list xml:id="list38503437" text:continue-list="list38505320" text:style-name="L2">
        <text:list-item>
          <text:p text:style-name="P21"><text:span text:style-name="T1">Пайка остальных разъемов.<text:line-break/></text:span><text:span text:style-name="T4">ЗАМЕЧАНИЯ:</text:span></text:p>
        </text:list-item>
      </text:list>
      <text:list xml:id="list37697886" text:style-name="L8">
        <text:list-item>
          <text:list>
            <text:list-item>
              <text:p text:style-name="P31"><text:span text:style-name="T1">Если планируется использовать </text:span><text:span text:style-name="T2">miniATX </text:span><text:span text:style-name="T1">корпус, то нет смысла припаивать разъем </text:span><text:span text:style-name="T2">X6, </text:span><text:span text:style-name="T1">так как он может помешать установке в корпус. Предусмотрен альтернативный разъем </text:span><text:span text:style-name="T2">X19.</text:span></text:p>
            </text:list-item>
            <text:list-item>
              <text:p text:style-name="P27">Достаточно впаивать тот разъем питания, который планируете использовать.</text:p>
            </text:list-item>
            <text:list-item>
              <text:p text:style-name="P31"><text:span text:style-name="T1">Сперва можно впаять только те разъемы, которые необходимы для запуска/настройки компьютера (выход видеосигнала, </text:span><text:span text:style-name="T2">PS/2 </text:span><text:span text:style-name="T1">клавиатуры, держатель </text:span><text:span text:style-name="T2">SD </text:span><text:span text:style-name="T1">карт). Остальные паять в процессе настройки по необходимости.</text:span><text:span text:style-name="T2"> </text:span></text:p>
            </text:list-item>
          </text:list>
        </text:list-item>
      </text:list>
      <text:p text:style-name="P18">После сборки желательно промыть плату спиртом для очистки от флюса. Рекомендуется промывать плату на определенных этапах, например после пайки всех SMD компонентов и перед пайкой разъёмов. При промывке следите, что бы растворённый флюс не попадал на рабочую поверхность контактов разъемов. Удалить его впоследствии будет сложно или невозможно.</text:p>
      <text:h text:style-name="P46" text:outline-level="1">Настройка</text:h>
      <text:p text:style-name="Text_20_body">Компьютер не требует подстройки каких либо элементов и при использовании исправных деталей и правильной, <text:s/>аккуратной сборке должен работать. Платы, изготовляемые по заказу от <text:span text:style-name="T2">NedoPC </text:span><text:span text:style-name="T1">проходят электротест и не должны содержать дефектов (в случае использования плат из других источников — спрашивать у соответствующих поставщиков).</text:span></text:p>
      <text:p text:style-name="P8">Запуск и проверка работоспособности компьютера состоит из следующих этапов:</text:p>
      <text:list xml:id="list37676101" text:style-name="L9">
        <text:list-item>
          <text:p text:style-name="P39"><text:span text:style-name="T1">Прошивка бутлоадера в </text:span><text:span text:style-name="T2">ATMEGA128, </text:span><text:span text:style-name="T1">используя программатор </text:span><text:span text:style-name="T2">ByteBlasterMV </text:span><text:span text:style-name="T1">или специализированный программатор</text:span><text:span text:style-name="T2">.</text:span></text:p>
        </text:list-item>
        <text:list-item>
          <text:p text:style-name="P35">Загрузка рабочей конфигурации с помощью бутлоадера, используя <text:span text:style-name="T2">RS232 </text:span>разъем или <text:span text:style-name="T2">SD </text:span>карту.</text:p>
        </text:list-item>
        <text:list-item>
          <text:p text:style-name="P35">Проверка корректной загрузки рабочей конфигурации в программируемую матрицу <text:span text:style-name="T2">EP1K50Q208</text:span>.</text:p>
        </text:list-item>
        <text:list-item>
          <text:p text:style-name="P35">Проверка работоспособности различных блоков системы.</text:p>
        </text:list-item>
      </text:list>
      <text:p text:style-name="P8">Для запуска компьютера необходимо выполнить следующие прошивки:</text:p>
      <text:list xml:id="list37684396" text:style-name="L10">
        <text:list-item>
          <text:p text:style-name="P40"><text:span text:style-name="T1">прописать бутлоадер в </text:span><text:span text:style-name="T2">ATMEGA128;</text:span></text:p>
        </text:list-item>
        <text:list-item>
          <text:p text:style-name="P36">прописать рабочую конфигурацию в <text:span text:style-name="T2">ATMEGA128;</text:span></text:p>
        </text:list-item>
        <text:list-item>
          <text:p text:style-name="P36">прописать содержимое <text:span text:style-name="T2">ROM</text:span> в <text:span text:style-name="T2">M29F040. </text:span></text:p>
        </text:list-item>
      </text:list>
      <text:h text:style-name="Heading_20_2" text:outline-level="2">Прошивка бутлоадера в <text:span text:style-name="T2">ATMEGA128</text:span></text:h>
      <text:p text:style-name="P8">Бутлоадер <text:span text:style-name="T2">(bootloader)</text:span> предназначен для прошивания или замены основной рабочей конфигурации. После включения компьютера в сеть, сперва стартует бутлоадер и либо передает управление основной прошивке (рабочей конфигурации), либо пытается загрузить ее при выполнении определенных условий.</text:p>
      <text:p text:style-name="P8">Плата имеет два разъема для прошивки контроллера <text:span text:style-name="T2">ATMEGA128 —</text:span> <text:span text:style-name="T2">ISP [X5] </text:span>и <text:span text:style-name="T2">JTAG [X14]. </text:span></text:p>
      <text:p text:style-name="P8">Прошивку можно осуществлять двумя способами:</text:p>
      <text:list xml:id="list37698896" text:style-name="L11">
        <text:list-item>
          <text:p text:style-name="P41"><text:span text:style-name="T1">по </text:span><text:span text:style-name="T2">ISP </text:span><text:span text:style-name="T1">с помощью программатора </text:span><text:span text:style-name="T2">Byte Blaster MV </text:span><text:span text:style-name="T1">и программы </text:span><text:span text:style-name="T2">AVReal (</text:span><text:a xlink:type="simple" xlink:href="http://real.kiev.ua/avreal/download/">http://real.kiev.ua/avreal/download/</text:a><text:span text:style-name="T2">)</text:span></text:p>
        </text:list-item>
        <text:list-item>
          <text:p text:style-name="P37">по <text:span text:style-name="T2">JTAG </text:span>с помощью программаторов, совместимых <text:s/>с <text:span text:style-name="T2">AVR JTAG ICE.</text:span></text:p>
        </text:list-item>
      </text:list>
      <text:p text:style-name="P8">Необходимые фьюзы <text:span text:style-name="T2">(</text:span>пресеты<text:span text:style-name="T2">) </text:span>для <text:span text:style-name="T2">ATMEGA128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2">Fuse</text:p>
          </table:table-cell>
          <table:table-cell table:style-name="Таблица7.A1" office:value-type="string">
            <text:p text:style-name="P16">Значение</text:p>
          </table:table-cell>
          <table:table-cell table:style-name="Таблица7.C1" office:value-type="string">
            <text:p text:style-name="P17">Комментарий</text:p>
          </table:table-cell>
        </table:table-row>
        <table:table-row>
          <table:table-cell table:style-name="Таблица7.A2" office:value-type="string">
            <text:p text:style-name="P12">CKOPT</text:p>
          </table:table-cell>
          <table:table-cell table:style-name="Таблица7.B2" office:value-type="float" office:value="0">
            <text:p text:style-name="P12">0</text:p>
          </table:table-cell>
          <table:table-cell table:style-name="Таблица7.C2" table:number-rows-spanned="4" office:value-type="string">
            <text:p text:style-name="P17">Ext. Crystal/Resonator High Freq.; <text:line-break/>Start-up time: 16K CK + 64 ms</text:p>
          </table:table-cell>
        </table:table-row>
        <table:table-row>
          <table:table-cell table:style-name="Таблица7.A2" office:value-type="string">
            <text:p text:style-name="P12">CKSEL3..1</text:p>
          </table:table-cell>
          <table:table-cell table:style-name="Таблица7.B2" office:value-type="float" office:value="111">
            <text:p text:style-name="P12">111</text:p>
          </table:table-cell>
          <table:covered-table-cell/>
        </table:table-row>
        <table:table-row>
          <table:table-cell table:style-name="Таблица7.A2" office:value-type="string">
            <text:p text:style-name="P12">CKSEL0</text:p>
          </table:table-cell>
          <table:table-cell table:style-name="Таблица7.B2" office:value-type="float" office:value="1">
            <text:p text:style-name="P16">1</text:p>
          </table:table-cell>
          <table:covered-table-cell/>
        </table:table-row>
        <table:table-row>
          <table:table-cell table:style-name="Таблица7.A2" office:value-type="string">
            <text:p text:style-name="P12">SUT1..0</text:p>
          </table:table-cell>
          <table:table-cell table:style-name="Таблица7.B2" office:value-type="float" office:value="11">
            <text:p text:style-name="P16">11</text:p>
          </table:table-cell>
          <table:covered-table-cell/>
        </table:table-row>
        <table:table-row>
          <table:table-cell table:style-name="Таблица7.A2" office:value-type="string">
            <text:p text:style-name="P12">BODEN</text:p>
          </table:table-cell>
          <table:table-cell table:style-name="Таблица7.B2" office:value-type="float" office:value="0">
            <text:p text:style-name="P12">0</text:p>
          </table:table-cell>
          <table:table-cell table:style-name="Таблица7.C2" table:number-rows-spanned="2" office:value-type="string">
            <text:p text:style-name="P17">Brown-out Detector level at 4.0 V</text:p>
          </table:table-cell>
        </table:table-row>
        <table:table-row>
          <table:table-cell table:style-name="Таблица7.A2" office:value-type="string">
            <text:p text:style-name="P12">BODLEVEL</text:p>
          </table:table-cell>
          <table:table-cell table:style-name="Таблица7.B2" office:value-type="float" office:value="0">
            <text:p text:style-name="P12">0</text:p>
          </table:table-cell>
          <table:covered-table-cell/>
        </table:table-row>
        <text:soft-page-break/>
        <table:table-row>
          <table:table-cell table:style-name="Таблица7.A2" office:value-type="string">
            <text:p text:style-name="P12">BOOTRST</text:p>
          </table:table-cell>
          <table:table-cell table:style-name="Таблица7.B2" office:value-type="float" office:value="0">
            <text:p text:style-name="P12">0</text:p>
          </table:table-cell>
          <table:table-cell table:style-name="Таблица7.C2" office:value-type="string">
            <text:p text:style-name="P17"><text:span text:style-name="T1">При </text:span>сбросе переход на boot-блок</text:p>
          </table:table-cell>
        </table:table-row>
        <table:table-row>
          <table:table-cell table:style-name="Таблица7.A2" office:value-type="string">
            <text:p text:style-name="P12">BOOTSZ10</text:p>
          </table:table-cell>
          <table:table-cell table:style-name="Таблица7.A2" office:value-type="string">
            <text:p text:style-name="P12">0<text:span text:style-name="T1">0</text:span></text:p>
          </table:table-cell>
          <table:table-cell table:style-name="Таблица7.C2" office:value-type="string">
            <text:p text:style-name="P17">Размер boot-блока <text:span text:style-name="T1">8</text:span><text:span text:style-name="T2">К</text:span><text:span text:style-name="T1">б</text:span></text:p>
          </table:table-cell>
        </table:table-row>
        <table:table-row>
          <table:table-cell table:style-name="Таблица7.A2" office:value-type="string">
            <text:p text:style-name="P12">EESAVE</text:p>
          </table:table-cell>
          <table:table-cell table:style-name="Таблица7.B2" office:value-type="float" office:value="1">
            <text:p text:style-name="P12">1</text:p>
          </table:table-cell>
          <table:table-cell table:style-name="Таблица7.C2" office:value-type="string">
            <text:p text:style-name="P17">При ChipErase стирать EEPROM</text:p>
          </table:table-cell>
        </table:table-row>
        <table:table-row>
          <table:table-cell table:style-name="Таблица7.A2" office:value-type="string">
            <text:p text:style-name="P17">SPIEN</text:p>
          </table:table-cell>
          <table:table-cell table:style-name="Таблица7.B2" office:value-type="float" office:value="0">
            <text:p text:style-name="P12">0</text:p>
          </table:table-cell>
          <table:table-cell table:style-name="Таблица7.C2" office:value-type="string">
            <text:p text:style-name="P17">Программирование через ISP разрешено</text:p>
          </table:table-cell>
        </table:table-row>
        <table:table-row>
          <table:table-cell table:style-name="Таблица7.A2" office:value-type="string">
            <text:p text:style-name="P12">JTAGEN</text:p>
          </table:table-cell>
          <table:table-cell table:style-name="Таблица7.B2" office:value-type="float" office:value="0">
            <text:p text:style-name="P12">0</text:p>
          </table:table-cell>
          <table:table-cell table:style-name="Таблица7.C2" office:value-type="string">
            <text:p text:style-name="P17">JTAG разрешён</text:p>
          </table:table-cell>
        </table:table-row>
        <table:table-row>
          <table:table-cell table:style-name="Таблица7.A2" office:value-type="string">
            <text:p text:style-name="P12">OCDEN</text:p>
          </table:table-cell>
          <table:table-cell table:style-name="Таблица7.B2" office:value-type="float" office:value="1">
            <text:p text:style-name="P12">1</text:p>
          </table:table-cell>
          <table:table-cell table:style-name="Таблица7.C2" office:value-type="string">
            <text:p text:style-name="P17">On-chip Debug запрещён</text:p>
          </table:table-cell>
        </table:table-row>
        <table:table-row>
          <table:table-cell table:style-name="Таблица7.A2" office:value-type="string">
            <text:p text:style-name="P12">M103C</text:p>
          </table:table-cell>
          <table:table-cell table:style-name="Таблица7.B2" office:value-type="float" office:value="1">
            <text:p text:style-name="P12">1</text:p>
          </table:table-cell>
          <table:table-cell table:style-name="Таблица7.C2" office:value-type="string">
            <text:p text:style-name="P17">Режим совместимости с ATMEGA103 отключен</text:p>
          </table:table-cell>
        </table:table-row>
        <table:table-row>
          <table:table-cell table:style-name="Таблица7.A2" office:value-type="string">
            <text:p text:style-name="P12">WDTON</text:p>
          </table:table-cell>
          <table:table-cell table:style-name="Таблица7.B2" office:value-type="float" office:value="1">
            <text:p text:style-name="P12">1</text:p>
          </table:table-cell>
          <table:table-cell table:style-name="Таблица7.C2" office:value-type="string">
            <text:p text:style-name="P17">Watchdog Timer по-умолчанию запрещён</text:p>
          </table:table-cell>
        </table:table-row>
        <table:table-row>
          <table:table-cell table:style-name="Таблица7.A2" office:value-type="string">
            <text:p text:style-name="P12">BLB1</text:p>
          </table:table-cell>
          <table:table-cell table:style-name="Таблица7.B2" office:value-type="float" office:value="10">
            <text:p text:style-name="P12">10</text:p>
          </table:table-cell>
          <table:table-cell table:style-name="Таблица7.C2" office:value-type="string">
            <text:p text:style-name="P17">Запись в область boot-блока коммандой SPM запрещена</text:p>
          </table:table-cell>
        </table:table-row>
      </table:table>
      <text:p text:style-name="P8">Пример командной строки для записи бутлоадера в <text:span text:style-name="T2">ATMEGA128 </text:span>с помощью программы <text:span text:style-name="T2">AVREAL </text:span>и программатора <text:span text:style-name="T2">ByteBlasterMV:</text:span></text:p>
      <text:p text:style-name="P42">avreal32.exe -ab -p1 +ATMEGA128 -e -w zxevo_bl.hex -f_low=3F,_high=88,_ext=FF,_lock=EF -v </text:p>
      <text:p text:style-name="P8">Более подробно смотрите описание бутлоадера и файлы <text:span text:style-name="T2">readme </text:span>в комплекте поставляемых прошивок и их исходных кодов<text:span text:style-name="T2">.</text:span></text:p>
      <text:h text:style-name="P48" text:outline-level="2">Прошивка рабочей конфигурации</text:h>
      <text:p text:style-name="Text_20_body"><text:span text:style-name="T1">Рабочая конфигурация осуществляет заполнение логической матрицы </text:span><text:span text:style-name="T2">(FPGA) EP1K50Q208 </text:span><text:span text:style-name="T1">и поддерживает работу с периферийными устройствами компьютера (клавиатура, мышь, джойстик, часы и т.п.).</text:span><text:span text:style-name="T2"> </text:span><text:span text:style-name="T1"><text:s/></text:span></text:p>
      <text:p text:style-name="Text_20_body"><text:span text:style-name="T1">Прошивку рабочей конфигурации можно произвести с помощью </text:span><text:span text:style-name="T2">RS23</text:span><text:span text:style-name="T1">2 нуль-модем кабеля, либо с помощью </text:span><text:span text:style-name="T2">SD </text:span><text:span text:style-name="T1">карты. Прошивка загружается бутлоадером. Более подробно смотрите в документации на бутлоадер.</text:span></text:p>
      <text:h text:style-name="Heading_20_2" text:outline-level="2"><text:span text:style-name="T1">Прошивка </text:span><text:span text:style-name="T2">ROM </text:span><text:span text:style-name="T1">в </text:span><text:span text:style-name="T2">M29F040</text:span></text:h>
      <text:p text:style-name="P6">ROM <text:span text:style-name="T1">содержит образы ПЗУ, необходимые для работы компьютера (например </text:span>BASIC, <text:span text:style-name="T1">сервисные утилиты). В случае поставки от </text:span>NedoPC, <text:span text:style-name="T1">микрохема ПЗУ поставляется уже прошитой. Если есть необходимость прошить ПЗУ своей прошивкой, то можно для этого использовать специальную сервисную прошивку. Более подробно смотрите документацию на сервисную прошивку.</text:span></text:p>
      <text:h text:style-name="P47" text:outline-level="1">Приложение 1. Маркировка деталей</text:h>
      <text:h text:style-name="Heading_20_2" text:outline-level="2"><text:span text:style-name="T2">SMD </text:span><text:span text:style-name="T1">резисторы</text:span></text:h>
      <text:p text:style-name="Text_20_body"><text:span text:style-name="T1">Для сборки можно использовать </text:span><text:span text:style-name="T2">SMD </text:span><text:span text:style-name="T1">резисторы типоразмеров 1206 или 0805 (контактные площадки поддерживают оба размера).</text:span></text:p>
      <text:p text:style-name="P6">SMD <text:span text:style-name="T1">резисторы маркируются следующим образом:</text:span></text:p>
      <text:p text:style-name="P6">XYZ <text:span text:style-name="T1">где </text:span>XY – <text:span text:style-name="T1">значение, </text:span>Z —<text:span text:style-name="T1"> количество нулей, т.е значение равно </text:span>XY*10^Z <text:span text:style-name="T1">ом.</text:span></text:p>
      <text:p text:style-name="P6"><text:span text:style-name="T1">Например: <text:line-break/>102 = 10*</text:span>10^2 <text:span text:style-name="T1">= 1000 ом (или <text:s/>1 ком);<text:line-break/> 510 = 51*10</text:span>^0 = 51<text:span text:style-name="T1">ом.</text:span></text:p>
      <text:p text:style-name="P8"><text:span text:style-name="T2">SMD </text:span>резисторы сопротивлением меньше десяти ом обозначаются следующим образом:</text:p>
      <text:p text:style-name="P6">XRY <text:span text:style-name="T1">где X - значение единиц ом, </text:span>Y —<text:span text:style-name="T1"> значение десятых ома.</text:span></text:p>
      <text:p text:style-name="P6"><text:span text:style-name="T1">Например:<text:line-break/>1</text:span>R0 <text:span text:style-name="T1">= </text:span><text:s/><text:span text:style-name="T1">1,0 = 1</text:span> <text:span text:style-name="T1">ом;<text:line-break/>2</text:span>R2 = 2,2 = 2,2 <text:span text:style-name="T1">ом.</text:span></text:p>
      <text:h text:style-name="P49" text:outline-level="2">SMD <text:span text:style-name="T1">конденсаторы</text:span></text:h>
      <text:p text:style-name="Text_20_body"><text:span text:style-name="T1">Для сборки можно использовать </text:span><text:span text:style-name="T2">SMD к</text:span><text:span text:style-name="T1">онденсаторы типоразмеров 1206 или 0805 (контактные площадки поддерживают оба размера).</text:span></text:p>
      <text:p text:style-name="Text_20_body"><text:span text:style-name="T1">Обычные </text:span><text:span text:style-name="T2">SMD </text:span><text:span text:style-name="T1">конденсаторы никак не маркируются.</text:span></text:p>
      <text:h text:style-name="Heading_20_2" text:outline-level="2"><text:span text:style-name="T1">Танталовые </text:span><text:span text:style-name="T2">SMD </text:span><text:span text:style-name="T1">конденсаторы</text:span></text:h>
      <text:p text:style-name="Text_20_body"><text:span text:style-name="T1">Танталовые конденсаторы бывают типоразмеров </text:span><text:span text:style-name="T2">Type A, Type B, Type C, Type D. </text:span><text:span text:style-name="T1">Во избежания несоответствия используйте конденсаторы того размера, который указан в перечне деталей.</text:span></text:p>
      <text:p text:style-name="P8">Маркировка танталовых конденсаторов сильно зависит от производителя, но практически всегда используются следующие правила:</text:p>
      <text:list xml:id="list37686865" text:style-name="L12">
        <text:list-item>
          <text:p text:style-name="P38">Плюсовой вывод маркируется жирной линией или скошенным углом корпуса;</text:p>
        </text:list-item>
        <text:list-item>
          <text:p text:style-name="P43"><text:span text:style-name="T1">Емкость считается по правилу </text:span><text:span text:style-name="T2">XYZ </text:span><text:span text:style-name="T1">для резисторов, но измеряется в пф.</text:span></text:p>
        </text:list-item>
      </text:list>
      <text:p text:style-name="Text_20_body"><text:span text:style-name="T1">Например:<text:line-break/>105 = 10*10</text:span><text:span text:style-name="T2">^5 = 1000000</text:span><text:span text:style-name="T1">пФ = 1мкФ<text:line-break/>476 = 47*10</text:span><text:span text:style-name="T2">^6 = 47000000</text:span><text:span text:style-name="T1">пФ = 47мкФ</text:span></text:p>
      <text:h text:style-name="Heading_20_2" text:outline-level="2">Выводные конденсаторы</text:h>
      <text:p text:style-name="Text_20_body">На выводных конденсаторах, как правило, пишут полностью емкость и максимальное напряжение в нормальном виде — например 100<text:span text:style-name="T2">mkF x 16v.</text:span></text:p>
      <text:p text:style-name="P8">Минусовой вывод отмечен жирной чертой на корпусе конденсатора, как правило минусовой вывод более длинный.</text:p>
      <text:h text:style-name="Heading_20_2" text:outline-level="2"><text:soft-page-break/>Диоды</text:h>
      <text:list xml:id="list37687625" text:style-name="L13">
        <text:list-item>
          <text:p text:style-name="P44">VD1,VD2 являются сборкой из <text:span text:style-name="T1">двух </text:span>диодов шотки в корпусе <text:span text:style-name="T2">SOT</text:span>-23 типа <text:span text:style-name="T2">BAT54C. </text:span><text:span text:style-name="T1">Сборка производства </text:span><text:span text:style-name="T2">Fairchild </text:span><text:span text:style-name="T1">маркируется надписью </text:span><text:span text:style-name="T2">L</text:span><text:span text:style-name="T1">43 на корпусе, сборка производства </text:span><text:span text:style-name="T2">Philips - WW1</text:span><text:span text:style-name="T1"> (маркировка у других производителей может отличаться, сверяйте с </text:span><text:span text:style-name="T2">datasheet</text:span><text:span text:style-name="T1">).</text:span></text:p>
        </text:list-item>
        <text:list-item>
          <text:p text:style-name="P44"><draw:frame draw:style-name="fr2" draw:name="Графический объект3" text:anchor-type="paragraph" svg:x="5.054cm" svg:y="0.081cm" svg:width="1.933cm" svg:height="1.499cm" draw:z-index="3"><draw:image xlink:href="Pictures/20000007000011F300000FA15300AF1B.svm" xlink:type="simple" xlink:show="embed" xlink:actuate="onLoad"/></draw:frame><draw:frame draw:style-name="fr2" draw:name="Графический объект4" text:anchor-type="paragraph" svg:x="7.329cm" svg:y="-0.048cm" svg:width="1.963cm" svg:height="1.799cm" draw:z-index="4"><draw:image xlink:href="Pictures/2000000700000B1D00000ABF36F8499C.svm" xlink:type="simple" xlink:show="embed" xlink:actuate="onLoad"/></draw:frame>VD4,VD5,VD7,VD8 <text:span text:style-name="T1">можно использовать как </text:span><text:span text:style-name="T2">SMD </text:span><text:span text:style-name="T1">в корпусе </text:span><text:span text:style-name="T2">SOD80 </text:span><text:span text:style-name="T1">так и выводные в корпусе </text:span><text:span text:style-name="T2">SOD27 (DO</text:span><text:span text:style-name="T1">-35</text:span><text:span text:style-name="T2">)</text:span><text:span text:style-name="T1"> диоды серии </text:span><text:span text:style-name="T2">1N4148 </text:span><text:span text:style-name="T1">(аналоги </text:span><text:span text:style-name="T2">LL4148, </text:span><text:span text:style-name="T1">KД521</text:span><text:span text:style-name="T2">, </text:span><text:span text:style-name="T1">КД522).</text:span></text:p>
        </text:list-item>
      </text:list>
      <text:h text:style-name="Heading_20_2" text:outline-level="2"><draw:frame draw:style-name="fr3" draw:name="Графический объект2" text:anchor-type="paragraph" svg:width="9.218cm" svg:height="1.351cm" draw:z-index="1"><draw:image xlink:href="Pictures/2000000700002F3F000007936DF15836.svm" xlink:type="simple" xlink:show="embed" xlink:actuate="onLoad"/></draw:frame>Транзисторы</text:h>
      <text:p text:style-name="P8">Транзисторы <text:span text:style-name="T2">VT1-VT3 </text:span>можно использовать любые серий <text:span text:style-name="T2">BC846-BC850 </text:span>в корпусе <text:span text:style-name="T2">SOT-23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2" draw:name="Графический объект5" text:anchor-type="paragraph" svg:x="0.085cm" svg:y="0cm" svg:width="1.812cm" svg:height="1.478cm" draw:z-index="5"><draw:image xlink:href="Pictures/2000000700000F0500000CB3407253A5.svm" xlink:type="simple" xlink:show="embed" xlink:actuate="onLoad"/></draw:frame></text:p>
          </table:table-cell>
          <table:table-cell table:style-name="Таблица3.A1" office:value-type="string">
            <text:p text:style-name="P11">1. <text:span text:style-name="T1">База </text:span></text:p>
            <text:p text:style-name="P15">2. Эмиттер</text:p>
            <text:p text:style-name="P15">3. Коллектор</text:p>
          </table:table-cell>
        </table:table-row>
      </table:table>
      <text:p text:style-name="P8">Транзисторы производства <text:span text:style-name="T2">Fairchild </text:span>маркируются надписью на корпусе, как приведено ниже в таблице<text:span text:style-name="T2">:</text:span></text:p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rows-spanned="2" office:value-type="string">
            <text:p text:style-name="P13">Type</text:p>
          </table:table-cell>
          <table:table-cell table:style-name="Таблица4.A1" table:number-columns-spanned="3" office:value-type="string">
            <text:p text:style-name="P14">BC846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4">BC847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4">BC848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14">BC849</text:p>
          </table:table-cell>
          <table:covered-table-cell/>
          <table:covered-table-cell/>
          <table:table-cell table:style-name="Таблица4.N1" table:number-columns-spanned="3" office:value-type="string">
            <text:p text:style-name="P14">BC850</text:p>
          </table:table-cell>
          <table:covered-table-cell/>
          <table:covered-table-cell/>
        </table:table-row>
        <table:table-row>
          <table:covered-table-cell/>
          <table:table-cell table:style-name="Таблица4.B2" office:value-type="string">
            <text:p text:style-name="P14">A</text:p>
          </table:table-cell>
          <table:table-cell table:style-name="Таблица4.B2" office:value-type="string">
            <text:p text:style-name="P14">B</text:p>
          </table:table-cell>
          <table:table-cell table:style-name="Таблица4.B2" office:value-type="string">
            <text:p text:style-name="P14">C</text:p>
          </table:table-cell>
          <table:table-cell table:style-name="Таблица4.B2" office:value-type="string">
            <text:p text:style-name="P14">A</text:p>
          </table:table-cell>
          <table:table-cell table:style-name="Таблица4.B2" office:value-type="string">
            <text:p text:style-name="P14">B</text:p>
          </table:table-cell>
          <table:table-cell table:style-name="Таблица4.B2" office:value-type="string">
            <text:p text:style-name="P14">C</text:p>
          </table:table-cell>
          <table:table-cell table:style-name="Таблица4.B2" office:value-type="string">
            <text:p text:style-name="P14">A</text:p>
          </table:table-cell>
          <table:table-cell table:style-name="Таблица4.B2" office:value-type="string">
            <text:p text:style-name="P14">B</text:p>
          </table:table-cell>
          <table:table-cell table:style-name="Таблица4.B2" office:value-type="string">
            <text:p text:style-name="P14">C</text:p>
          </table:table-cell>
          <table:table-cell table:style-name="Таблица4.B2" office:value-type="string">
            <text:p text:style-name="P14">A</text:p>
          </table:table-cell>
          <table:table-cell table:style-name="Таблица4.B2" office:value-type="string">
            <text:p text:style-name="P14">B</text:p>
          </table:table-cell>
          <table:table-cell table:style-name="Таблица4.B2" office:value-type="string">
            <text:p text:style-name="P14">C</text:p>
          </table:table-cell>
          <table:table-cell table:style-name="Таблица4.B2" office:value-type="string">
            <text:p text:style-name="P14">A</text:p>
          </table:table-cell>
          <table:table-cell table:style-name="Таблица4.B2" office:value-type="string">
            <text:p text:style-name="P14">B</text:p>
          </table:table-cell>
          <table:table-cell table:style-name="Таблица4.P2" office:value-type="string">
            <text:p text:style-name="P14">C</text:p>
          </table:table-cell>
        </table:table-row>
        <table:table-row>
          <table:table-cell table:style-name="Таблица4.B2" office:value-type="string">
            <text:p text:style-name="P13">Mark</text:p>
          </table:table-cell>
          <table:table-cell table:style-name="Таблица4.B2" office:value-type="string">
            <text:p text:style-name="P14">8AA</text:p>
          </table:table-cell>
          <table:table-cell table:style-name="Таблица4.B2" office:value-type="string">
            <text:p text:style-name="P14">8AB</text:p>
          </table:table-cell>
          <table:table-cell table:style-name="Таблица4.B2" office:value-type="string">
            <text:p text:style-name="P14">8AC</text:p>
          </table:table-cell>
          <table:table-cell table:style-name="Таблица4.B2" office:value-type="string">
            <text:p text:style-name="P14">8BA</text:p>
          </table:table-cell>
          <table:table-cell table:style-name="Таблица4.B2" office:value-type="string">
            <text:p text:style-name="P14">8BB</text:p>
          </table:table-cell>
          <table:table-cell table:style-name="Таблица4.B2" office:value-type="string">
            <text:p text:style-name="P14">8BC</text:p>
          </table:table-cell>
          <table:table-cell table:style-name="Таблица4.B2" office:value-type="string">
            <text:p text:style-name="P14">8CA</text:p>
          </table:table-cell>
          <table:table-cell table:style-name="Таблица4.B2" office:value-type="string">
            <text:p text:style-name="P14">8CB</text:p>
          </table:table-cell>
          <table:table-cell table:style-name="Таблица4.B2" office:value-type="string">
            <text:p text:style-name="P14">8CC</text:p>
          </table:table-cell>
          <table:table-cell table:style-name="Таблица4.B2" office:value-type="string">
            <text:p text:style-name="P14">8DA</text:p>
          </table:table-cell>
          <table:table-cell table:style-name="Таблица4.B2" office:value-type="string">
            <text:p text:style-name="P14">8DB</text:p>
          </table:table-cell>
          <table:table-cell table:style-name="Таблица4.B2" office:value-type="string">
            <text:p text:style-name="P14">8DC</text:p>
          </table:table-cell>
          <table:table-cell table:style-name="Таблица4.B2" office:value-type="string">
            <text:p text:style-name="P14">8EA</text:p>
          </table:table-cell>
          <table:table-cell table:style-name="Таблица4.B2" office:value-type="string">
            <text:p text:style-name="P14">8EB</text:p>
          </table:table-cell>
          <table:table-cell table:style-name="Таблица4.P2" office:value-type="string">
            <text:p text:style-name="P14">8EC</text:p>
          </table:table-cell>
        </table:table-row>
      </table:table>
      <text:p text:style-name="P8">Транзисторы производства <text:span text:style-name="T2">Philips </text:span>маркируются надписью на корпусе, как приведено ниже <text:s/>в таблице:</text:p>
      <table:table table:name="Таблица6" table:style-name="Таблица6">
        <table:table-column table:style-name="Таблица6.A" table:number-columns-repeated="15"/>
        <table:table-column table:style-name="Таблица6.P"/>
        <table:table-row>
          <table:table-cell table:style-name="Таблица6.A1" table:number-rows-spanned="2" office:value-type="string">
            <text:p text:style-name="P13">Type</text:p>
          </table:table-cell>
          <table:table-cell table:style-name="Таблица6.A1" table:number-columns-spanned="3" office:value-type="string">
            <text:p text:style-name="P14">BC846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4">BC847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4">BC848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14">BC849</text:p>
          </table:table-cell>
          <table:covered-table-cell/>
          <table:covered-table-cell/>
          <table:table-cell table:style-name="Таблица6.N1" table:number-columns-spanned="3" office:value-type="string">
            <text:p text:style-name="P14">BC850</text:p>
          </table:table-cell>
          <table:covered-table-cell/>
          <table:covered-table-cell/>
        </table:table-row>
        <table:table-row>
          <table:covered-table-cell/>
          <table:table-cell table:style-name="Таблица6.B2" office:value-type="string">
            <text:p text:style-name="P14">A</text:p>
          </table:table-cell>
          <table:table-cell table:style-name="Таблица6.B2" office:value-type="string">
            <text:p text:style-name="P14">B</text:p>
          </table:table-cell>
          <table:table-cell table:style-name="Таблица6.B2" office:value-type="string">
            <text:p text:style-name="P14">C</text:p>
          </table:table-cell>
          <table:table-cell table:style-name="Таблица6.B2" office:value-type="string">
            <text:p text:style-name="P14">A</text:p>
          </table:table-cell>
          <table:table-cell table:style-name="Таблица6.B2" office:value-type="string">
            <text:p text:style-name="P14">B</text:p>
          </table:table-cell>
          <table:table-cell table:style-name="Таблица6.B2" office:value-type="string">
            <text:p text:style-name="P14">C</text:p>
          </table:table-cell>
          <table:table-cell table:style-name="Таблица6.B2" office:value-type="string">
            <text:p text:style-name="P14">A</text:p>
          </table:table-cell>
          <table:table-cell table:style-name="Таблица6.B2" office:value-type="string">
            <text:p text:style-name="P14">B</text:p>
          </table:table-cell>
          <table:table-cell table:style-name="Таблица6.B2" office:value-type="string">
            <text:p text:style-name="P14">C</text:p>
          </table:table-cell>
          <table:table-cell table:style-name="Таблица6.B2" office:value-type="string">
            <text:p text:style-name="P14">A</text:p>
          </table:table-cell>
          <table:table-cell table:style-name="Таблица6.B2" office:value-type="string">
            <text:p text:style-name="P14">B</text:p>
          </table:table-cell>
          <table:table-cell table:style-name="Таблица6.B2" office:value-type="string">
            <text:p text:style-name="P14">C</text:p>
          </table:table-cell>
          <table:table-cell table:style-name="Таблица6.B2" office:value-type="string">
            <text:p text:style-name="P14">A</text:p>
          </table:table-cell>
          <table:table-cell table:style-name="Таблица6.B2" office:value-type="string">
            <text:p text:style-name="P14">B</text:p>
          </table:table-cell>
          <table:table-cell table:style-name="Таблица6.P2" office:value-type="string">
            <text:p text:style-name="P14">C</text:p>
          </table:table-cell>
        </table:table-row>
        <table:table-row>
          <table:table-cell table:style-name="Таблица6.B2" office:value-type="string">
            <text:p text:style-name="P13">Mark</text:p>
          </table:table-cell>
          <table:table-cell table:style-name="Таблица6.B2" office:value-type="string">
            <text:p text:style-name="P14">1A*</text:p>
          </table:table-cell>
          <table:table-cell table:style-name="Таблица6.B2" office:value-type="string">
            <text:p text:style-name="P14">1B*</text:p>
          </table:table-cell>
          <table:table-cell table:style-name="Таблица6.B2" office:value-type="string">
            <text:p text:style-name="P14">1D*</text:p>
          </table:table-cell>
          <table:table-cell table:style-name="Таблица6.B2" office:value-type="string">
            <text:p text:style-name="P14">1E*</text:p>
          </table:table-cell>
          <table:table-cell table:style-name="Таблица6.B2" office:value-type="string">
            <text:p text:style-name="P14">1F*</text:p>
          </table:table-cell>
          <table:table-cell table:style-name="Таблица6.B2" office:value-type="string">
            <text:p text:style-name="P14">1G*</text:p>
          </table:table-cell>
          <table:table-cell table:style-name="Таблица6.B2" office:value-type="string">
            <text:p text:style-name="P14">1J*</text:p>
          </table:table-cell>
          <table:table-cell table:style-name="Таблица6.B2" office:value-type="string">
            <text:p text:style-name="P14">1K*</text:p>
          </table:table-cell>
          <table:table-cell table:style-name="Таблица6.B2" office:value-type="string">
            <text:p text:style-name="P14">1L*</text:p>
          </table:table-cell>
          <table:table-cell table:style-name="Таблица6.B2" office:value-type="string">
            <text:p text:style-name="P14"/>
          </table:table-cell>
          <table:table-cell table:style-name="Таблица6.B2" office:value-type="string">
            <text:p text:style-name="P14">2B*</text:p>
          </table:table-cell>
          <table:table-cell table:style-name="Таблица6.B2" office:value-type="string">
            <text:p text:style-name="P14">2C*</text:p>
          </table:table-cell>
          <table:table-cell table:style-name="Таблица6.B2" office:value-type="string">
            <text:p text:style-name="P14"/>
          </table:table-cell>
          <table:table-cell table:style-name="Таблица6.B2" office:value-type="string">
            <text:p text:style-name="P14">2F*</text:p>
          </table:table-cell>
          <table:table-cell table:style-name="Таблица6.P2" office:value-type="string">
            <text:p text:style-name="P14">2G*</text:p>
          </table:table-cell>
        </table:table-row>
      </table:table>
      <text:p text:style-name="P8">Где * может принимать значение <text:span text:style-name="T2">'p' (made in HK), 'm' (made in Malaysia), 'W' (made in China). </text:span></text:p>
      <text:p text:style-name="P8">Маркировка у других производителей может отличаться, сверяйте с <text:span text:style-name="T2">datasheet.</text:span></text:p>
      <text:h text:style-name="Heading_20_2" text:outline-level="2">Стабилизаторы</text:h>
      <text:p text:style-name="Text_20_body">Стабилизатор <text:span text:style-name="T2">DA5 </text:span><text:span text:style-name="T1">можно использовать любой классический стабилизатор серии 78</text:span><text:span text:style-name="T2">xx </text:span><text:span text:style-name="T1">в корпусе </text:span><text:span text:style-name="T2">TO-252 (DPACK) </text:span><text:span text:style-name="T1">с пиковой нагрузкой по току до 700</text:span><text:span text:style-name="T2">mA.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Table_20_Contents"><draw:frame draw:style-name="fr4" draw:name="Графический объект6" text:anchor-type="paragraph" svg:width="2.044cm" svg:height="1.886cm" draw:z-index="6"><draw:image xlink:href="Pictures/2000000700000A2300000967DC8C8FE4.svm" xlink:type="simple" xlink:show="embed" xlink:actuate="onLoad"/></draw:frame></text:p>
          </table:table-cell>
          <table:table-cell table:style-name="Таблица8.A1" office:value-type="string">
            <text:p text:style-name="P11">1. <text:span text:style-name="T1">Вход</text:span></text:p>
            <text:p text:style-name="P15">2. Общий</text:p>
            <text:p text:style-name="P15">3. Выход</text:p>
          </table:table-cell>
        </table:table-row>
      </table:table>
      <text:p text:style-name="P6"><text:soft-page-break/></text:p>
      <text:p text:style-name="Text_20_body">Стабилизаторы <text:span text:style-name="T2">DA2-DA4 </text:span><text:span text:style-name="T1">можно использовать любые совместимые с серией </text:span><text:span text:style-name="T2">LM1117 </text:span><text:span text:style-name="T1">в корпусе </text:span><text:span text:style-name="T2">TO-252 (DPACK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1" text:anchor-type="paragraph" svg:x="0.534cm" svg:y="0.062cm" svg:width="2.166cm" svg:height="1.986cm" draw:z-index="0"><draw:image xlink:href="Pictures/2000000700000E0B0000101E29208FDE.svm" xlink:type="simple" xlink:show="embed" xlink:actuate="onLoad"/></draw:frame></text:p>
          </table:table-cell>
          <table:table-cell table:style-name="Таблица1.A1" office:value-type="string">
            <text:p text:style-name="Table_20_Contents">1<text:span text:style-name="T5">. </text:span><text:span text:style-name="T6">Общий</text:span></text:p>
            <text:p text:style-name="Table_20_Contents">2<text:span text:style-name="T5">. </text:span><text:span text:style-name="T6">Выход</text:span></text:p>
            <text:p text:style-name="Table_20_Contents"><text:span text:style-name="T7">3</text:span><text:span text:style-name="T5">. </text:span><text:span text:style-name="T6">Вход</text:span></text:p>
          </table:table-cell>
        </table:table-row>
      </table:table>
      <text:p text:style-name="P8">Маркировку лучше смотреть в <text:span text:style-name="T2">datasheet</text:span> производителя<text:span text:style-name="T2">.</text:span> Укажу несколько маркировок, которые встречаются чаще всег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1">Part</text:p>
          </table:table-cell>
          <table:table-cell table:style-name="Таблица2.A1" office:value-type="string">
            <text:p text:style-name="P11">Uout</text:p>
          </table:table-cell>
          <table:table-cell table:style-name="Таблица2.A1" office:value-type="string">
            <text:p text:style-name="P11">LM1117</text:p>
          </table:table-cell>
          <table:table-cell table:style-name="Таблица2.A1" office:value-type="string">
            <text:p text:style-name="P11">K1254</text:p>
          </table:table-cell>
          <table:table-cell table:style-name="Таблица2.A1" office:value-type="string">
            <text:p text:style-name="P11">IL1117</text:p>
          </table:table-cell>
          <table:table-cell table:style-name="Таблица2.F1" office:value-type="string">
            <text:p text:style-name="P11">SPX1117</text:p>
          </table:table-cell>
        </table:table-row>
        <table:table-row>
          <table:table-cell table:style-name="Таблица2.A2" office:value-type="string">
            <text:p text:style-name="P11">DA2 </text:p>
          </table:table-cell>
          <table:table-cell table:style-name="Таблица2.A2" office:value-type="string">
            <text:p text:style-name="P11">ADJ</text:p>
          </table:table-cell>
          <table:table-cell table:style-name="Таблица2.A2" office:value-type="string">
            <text:p text:style-name="Table_20_Contents">LM1117DT-ADJ</text:p>
          </table:table-cell>
          <table:table-cell table:style-name="Таблица2.A2" office:value-type="string">
            <text:p text:style-name="P11"><text:span text:style-name="T1">К</text:span>1254<text:span text:style-name="T1">ЕР1Т</text:span></text:p>
          </table:table-cell>
          <table:table-cell table:style-name="Таблица2.A2" office:value-type="string">
            <text:p text:style-name="Table_20_Contents">IL1117-<text:span text:style-name="T2">1.25</text:span>D0T</text:p>
          </table:table-cell>
          <table:table-cell table:style-name="Таблица2.F2" office:value-type="string">
            <text:p text:style-name="Table_20_Contents">SPX1117R</text:p>
          </table:table-cell>
        </table:table-row>
        <table:table-row>
          <table:table-cell table:style-name="Таблица2.A2" office:value-type="string">
            <text:p text:style-name="P11">DA3</text:p>
          </table:table-cell>
          <table:table-cell table:style-name="Таблица2.A2" office:value-type="string">
            <text:p text:style-name="P11">3.3V</text:p>
          </table:table-cell>
          <table:table-cell table:style-name="Таблица2.A2" office:value-type="string">
            <text:p text:style-name="Table_20_Contents">LM1117DT-<text:span text:style-name="T2">3.3V</text:span></text:p>
          </table:table-cell>
          <table:table-cell table:style-name="Таблица2.A2" office:value-type="string">
            <text:p text:style-name="Table_20_Contents">К1254ЕН3АТ</text:p>
          </table:table-cell>
          <table:table-cell table:style-name="Таблица2.A2" office:value-type="string">
            <text:p text:style-name="Table_20_Contents">IL1117-<text:span text:style-name="T1">3</text:span><text:span text:style-name="T2">.</text:span><text:span text:style-name="T1">3</text:span>D0T</text:p>
          </table:table-cell>
          <table:table-cell table:style-name="Таблица2.F2" office:value-type="string">
            <text:p text:style-name="Table_20_Contents">SPX1117R-3.3</text:p>
          </table:table-cell>
        </table:table-row>
        <table:table-row>
          <table:table-cell table:style-name="Таблица2.A2" office:value-type="string">
            <text:p text:style-name="P11">DA4</text:p>
          </table:table-cell>
          <table:table-cell table:style-name="Таблица2.A2" office:value-type="string">
            <text:p text:style-name="P11">2.5V</text:p>
          </table:table-cell>
          <table:table-cell table:style-name="Таблица2.A2" office:value-type="string">
            <text:p text:style-name="Table_20_Contents">LM1117DT-<text:span text:style-name="T2">2.5V</text:span></text:p>
          </table:table-cell>
          <table:table-cell table:style-name="Таблица2.A2" office:value-type="string">
            <text:p text:style-name="Table_20_Contents">К1254ЕН2АТ</text:p>
          </table:table-cell>
          <table:table-cell table:style-name="Таблица2.A2" office:value-type="string">
            <text:p text:style-name="Table_20_Contents">IL1117-<text:span text:style-name="T1">2</text:span><text:span text:style-name="T2">.5</text:span>D0T</text:p>
          </table:table-cell>
          <table:table-cell table:style-name="Таблица2.F2" office:value-type="string">
            <text:p text:style-name="Table_20_Contents">SPX1117R-2.5</text:p>
          </table:table-cell>
        </table:table-row>
      </table:table>
      <text:h text:style-name="Heading_20_1" text:outline-level="1" text:is-list-header="true"/>
      <text:h text:style-name="P46" text:outline-level="1">Приложение 2. Состав деталей</text:h>
      <text:p text:style-name="P8">Состав деталей (в случае поставки от <text:span text:style-name="T2">NedoPC)</text:span> формируется в количестве достаточном для сборки и запуска компьютера. Собранные платы также включают такой же состав деталей. Но сама схема избыточна и некоторые детали не включены в состав. Ниже будет приведен список деталей, которые не поставляются в комплекте от <text:span text:style-name="T2">NedoPC (</text:span>или не установлены на собранной плате)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7">Обозначение</text:p>
          </table:table-cell>
          <table:table-cell table:style-name="Таблица5.A1" office:value-type="string">
            <text:p text:style-name="P17">Номинал</text:p>
          </table:table-cell>
          <table:table-cell table:style-name="Таблица5.C1" office:value-type="string">
            <text:p text:style-name="P16">Комментарий</text:p>
          </table:table-cell>
        </table:table-row>
        <table:table-row>
          <table:table-cell table:style-name="Таблица5.A2" office:value-type="string">
            <text:p text:style-name="P11">X4, X14</text:p>
          </table:table-cell>
          <table:table-cell table:style-name="Таблица5.A2" office:value-type="string">
            <text:p text:style-name="P11">IDC10</text:p>
          </table:table-cell>
          <table:table-cell table:style-name="Таблица5.C2" office:value-type="string">
            <text:p text:style-name="P15">Разъем <text:span text:style-name="T2">JTAG, </text:span>необходим только разработчикам прошивок и конфигураций.</text:p>
          </table:table-cell>
        </table:table-row>
        <table:table-row>
          <table:table-cell table:style-name="Таблица5.A2" office:value-type="string">
            <text:p text:style-name="P11">X6</text:p>
          </table:table-cell>
          <table:table-cell table:style-name="Таблица5.A2" office:value-type="string">
            <text:p text:style-name="P11">DB9M</text:p>
          </table:table-cell>
          <table:table-cell table:style-name="Таблица5.C2" office:value-type="string">
            <text:p text:style-name="P11">RS232, <text:span text:style-name="T1">может упираться в БП при использовании корпуса АТХ. Рекомендуется использовать дублирующий разъем X19.</text:span></text:p>
          </table:table-cell>
        </table:table-row>
        <table:table-row>
          <table:table-cell table:style-name="Таблица5.A2" office:value-type="string">
            <text:p text:style-name="P11">X9</text:p>
          </table:table-cell>
          <table:table-cell table:style-name="Таблица5.A2" office:value-type="string">
            <text:p text:style-name="P11">RS-103</text:p>
          </table:table-cell>
          <table:table-cell table:style-name="Таблица5.C2" office:value-type="string">
            <text:p text:style-name="P15">Выход композитного видеосигнала, может мешать установке в корпус. Рекомендуется использовать соответствующий сигнал на разъеме <text:span text:style-name="T2">X13 </text:span>либо дублирующий разъем <text:span text:style-name="T2">X20.</text:span></text:p>
          </table:table-cell>
        </table:table-row>
        <table:table-row>
          <table:table-cell table:style-name="Таблица5.A2" office:value-type="string">
            <text:p text:style-name="P11">J2-J5, J7</text:p>
          </table:table-cell>
          <table:table-cell table:style-name="Таблица5.A2" office:value-type="string">
            <text:p text:style-name="P11">PLB</text:p>
          </table:table-cell>
          <table:table-cell table:style-name="Таблица5.C2" office:value-type="string">
            <text:p text:style-name="P15">Штыревые разъемы, необходимы либо разработчикам, либо продвинутым пользователям.</text:p>
          </table:table-cell>
        </table:table-row>
        <table:table-row>
          <table:table-cell table:style-name="Таблица5.A2" office:value-type="string">
            <text:p text:style-name="P11">S1</text:p>
          </table:table-cell>
          <table:table-cell table:style-name="Таблица5.A2" office:value-type="string">
            <text:p text:style-name="P15">кнопка</text:p>
          </table:table-cell>
          <table:table-cell table:style-name="Таблица5.C2" office:value-type="string">
            <text:p text:style-name="Table_20_Contents">Генерирует полный сброс компьютера (с очисткой памяти и перезагрузкой <text:span text:style-name="T2">FPGA). </text:span><text:span text:style-name="T1">Рекомендуется использовать дублирующий штыревой разъем </text:span><text:span text:style-name="T2">J9 </text:span><text:span text:style-name="T1">и кнопку корпуса </text:span><text:span text:style-name="T2">RESET</text:span><text:span text:style-name="T1">.</text:span></text:p>
          </table:table-cell>
        </table:table-row>
        <table:table-row>
          <table:table-cell table:style-name="Таблица5.A2" office:value-type="string">
            <text:p text:style-name="P11">PWR3</text:p>
          </table:table-cell>
          <table:table-cell table:style-name="Таблица5.A2" office:value-type="string">
            <text:p text:style-name="P11">THP4MR</text:p>
          </table:table-cell>
          <table:table-cell table:style-name="Таблица5.C2" office:value-type="string">
            <text:p text:style-name="P15">Разъем питания используемый, при использовании нестандартного блока питания. </text:p>
          </table:table-cell>
        </table:table-row>
        <table:table-row>
          <table:table-cell table:style-name="Таблица5.A2" office:value-type="string">
            <text:p text:style-name="P11">VD3,VD6</text:p>
          </table:table-cell>
          <table:table-cell table:style-name="Таблица5.A2" office:value-type="string">
            <text:p text:style-name="P11">LED5</text:p>
          </table:table-cell>
          <table:table-cell table:style-name="Таблица5.C2" office:value-type="string">
            <text:p text:style-name="P15">Вместо светодиодов установлены штыревые разъемы, для подсоединения светодиодов стандартного <text:span text:style-name="T2">ATX </text:span>или <text:span text:style-name="T2">AT </text:span>корпуса<text:span text:style-name="T2">:</text:span></text:p>
            <text:list xml:id="list37696127" text:style-name="L14">
              <text:list-item>
                <text:p text:style-name="P51">VD3 – HDD LED;</text:p>
              </text:list-item>
              <text:list-item>
                <text:p text:style-name="P51">VD6 – PWR LED.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Standard"><text:span text:style-name="T2">C</text:span><text:span text:style-name="T1">54, </text:span><text:span text:style-name="T2">C61, C68, R147, R154</text:span></text:p>
          </table:table-cell>
          <table:table-cell table:style-name="Таблица5.A2" office:value-type="string">
            <text:p text:style-name="P11">SMD <text:span text:style-name="T1">компонеты</text:span></text:p>
          </table:table-cell>
          <table:table-cell table:style-name="Таблица5.C2" office:value-type="string">
            <text:p text:style-name="Table_20_Contents">Так как в поставке идет микросхема кодера видеосигнала <text:span text:style-name="T2">CXA2075M, </text:span><text:span text:style-name="T1">то эти элементы не нужно устанавливать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ка и настройка <text:span text:style-name="MT1">ZX Evolution</text:span>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4T18:39:47.29</dc:date>
    <dc:creator>CHRV </dc:creator>
    <meta:editing-duration>PT14H34M52S</meta:editing-duration>
    <meta:editing-cycles>22</meta:editing-cycles>
    <meta:printed-by>CHRV </meta:printed-by>
    <meta:print-date>2010-01-17T23:43:45.20</meta:print-date>
    <meta:document-statistic meta:table-count="8" meta:image-count="6" meta:object-count="0" meta:page-count="10" meta:paragraph-count="301" meta:word-count="1973" meta:character-count="13837"/>
  </office:meta>
</office:document-meta>
</file>